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" svg:font-family="Times"/>
  </office:font-face-decls>
  <office:automatic-styles>
    <style:style style:name="P1" style:family="paragraph" style:parent-style-name="Standard">
      <style:paragraph-properties fo:margin-left="0in" fo:margin-right="0in" fo:line-height="115%" fo:text-indent="0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/>
    </style:style>
    <style:style style:name="P2" style:family="paragraph" style:parent-style-name="Title">
      <style:paragraph-properties fo:break-before="page"/>
    </style:style>
    <style:style style:name="P3" style:family="paragraph" style:parent-style-name="Text_20_body">
      <style:text-properties officeooo:rsid="00206023" officeooo:paragraph-rsid="00206023"/>
    </style:style>
    <style:style style:name="P4" style:family="paragraph" style:parent-style-name="Heading_20_1">
      <style:text-properties officeooo:paragraph-rsid="001e1dc4"/>
    </style:style>
    <style:style style:name="P5" style:family="paragraph" style:parent-style-name="Heading_20_1">
      <style:text-properties officeooo:paragraph-rsid="00206023"/>
    </style:style>
    <style:style style:name="P6" style:family="paragraph" style:parent-style-name="List_20_Contents" style:list-style-name="List_20_1"/>
    <style:style style:name="P7" style:family="paragraph" style:parent-style-name="List_20_Contents">
      <style:paragraph-properties fo:margin-left="0in" fo:margin-right="0in" fo:text-indent="0in" style:auto-text-indent="false"/>
      <style:text-properties officeooo:rsid="0023170d" officeooo:paragraph-rsid="0023170d"/>
    </style:style>
    <style:style style:name="P8" style:family="paragraph" style:parent-style-name="List_20_Contents" style:list-style-name="L6">
      <style:text-properties officeooo:rsid="0023170d" officeooo:paragraph-rsid="0023170d"/>
    </style:style>
    <style:style style:name="P9" style:family="paragraph" style:parent-style-name="List_20_Contents" style:list-style-name="L7">
      <style:text-properties officeooo:rsid="0023170d" officeooo:paragraph-rsid="0023170d"/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officeooo:paragraph-rsid="0023170d"/>
    </style:style>
    <style:style style:name="P11" style:family="paragraph" style:parent-style-name="List_20_Contents" style:list-style-name="L6">
      <style:text-properties officeooo:paragraph-rsid="0023170d"/>
    </style:style>
    <style:style style:name="P12" style:family="paragraph" style:parent-style-name="List_20_Contents" style:list-style-name="L6">
      <style:text-properties officeooo:rsid="00234d68" officeooo:paragraph-rsid="00234d68"/>
    </style:style>
    <style:style style:name="P13" style:family="paragraph" style:parent-style-name="Standard" style:list-style-name="L2">
      <style:paragraph-properties fo:margin-left="1in" fo:margin-right="0in" fo:line-height="115%" fo:text-indent="-1in" style:auto-text-indent="false">
        <style:tab-stops>
          <style:tab-stop style:position="0.6528in"/>
          <style:tab-stop style:position="1in"/>
        </style:tab-stops>
      </style:paragraph-properties>
      <style:text-properties style:font-name="Times" fo:font-size="12pt"/>
    </style:style>
    <style:style style:name="P14" style:family="paragraph" style:parent-style-name="Standard" style:list-style-name="L2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paragraph-rsid="001e1dc4"/>
    </style:style>
    <style:style style:name="P15" style:family="paragraph" style:parent-style-name="Standard" style:list-style-name="L5">
      <style:paragraph-properties fo:line-height="115%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paragraph-rsid="00206023"/>
    </style:style>
    <style:style style:name="P16" style:family="paragraph" style:parent-style-name="Standard" style:list-style-name="L2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caab0" officeooo:paragraph-rsid="001e1dc4"/>
    </style:style>
    <style:style style:name="P17" style:family="paragraph" style:parent-style-name="Standard" style:list-style-name="L2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caab0" officeooo:paragraph-rsid="00206023"/>
    </style:style>
    <style:style style:name="P18" style:family="paragraph" style:parent-style-name="Standard" style:list-style-name="L2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ee887" officeooo:paragraph-rsid="00206023"/>
    </style:style>
    <style:style style:name="P19" style:family="paragraph" style:parent-style-name="Standard" style:list-style-name="L2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ff929" officeooo:paragraph-rsid="00206023"/>
    </style:style>
    <style:style style:name="P20" style:family="paragraph" style:parent-style-name="Standard" style:list-style-name="L2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16a8d4" officeooo:paragraph-rsid="00206023"/>
    </style:style>
    <style:style style:name="P21" style:family="paragraph" style:parent-style-name="Standard" style:list-style-name="L2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180c48" officeooo:paragraph-rsid="00206023"/>
    </style:style>
    <style:style style:name="P22" style:family="paragraph" style:parent-style-name="Standard" style:list-style-name="L5">
      <style:paragraph-properties fo:line-height="115%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180c48" officeooo:paragraph-rsid="00206023"/>
    </style:style>
    <style:style style:name="P23" style:family="paragraph" style:parent-style-name="Standard" style:list-style-name="L2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19366e" officeooo:paragraph-rsid="00206023"/>
    </style:style>
    <style:style style:name="P24" style:family="paragraph" style:parent-style-name="Standard" style:list-style-name="L5">
      <style:paragraph-properties fo:line-height="115%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19366e" officeooo:paragraph-rsid="00206023"/>
    </style:style>
    <style:style style:name="P25" style:family="paragraph" style:parent-style-name="Standard" style:list-style-name="L2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d13cc" officeooo:paragraph-rsid="00206023"/>
    </style:style>
    <style:style style:name="P26" style:family="paragraph" style:parent-style-name="Text_20_body" style:list-style-name="L3">
      <style:text-properties officeooo:rsid="0022072c" officeooo:paragraph-rsid="0022072c"/>
    </style:style>
    <style:style style:name="P27" style:family="paragraph" style:parent-style-name="Text_20_body" style:list-style-name="L4">
      <style:text-properties officeooo:rsid="0022072c" officeooo:paragraph-rsid="0022072c"/>
    </style:style>
    <style:style style:name="P28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" fo:font-size="12pt" officeooo:rsid="0022072c" officeooo:paragraph-rsid="0022072c"/>
    </style:style>
    <style:style style:name="T1" style:family="text">
      <style:text-properties officeooo:rsid="000d13cc"/>
    </style:style>
    <style:style style:name="T2" style:family="text">
      <style:text-properties officeooo:rsid="000ff929"/>
    </style:style>
    <style:style style:name="T3" style:family="text">
      <style:text-properties officeooo:rsid="0019366e"/>
    </style:style>
    <style:style style:name="T4" style:family="text">
      <style:text-properties officeooo:rsid="0019d443"/>
    </style:style>
    <style:style style:name="T5" style:family="text">
      <style:text-properties officeooo:rsid="0023170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loext:num-list-format="%1%" text:bullet-char="•">
        <style:list-level-properties text:space-before="0.25in" text:min-label-width="0.25in"/>
      </text:list-level-style-bullet>
      <text:list-level-style-bullet text:level="2" loext:num-list-format="%2%" text:bullet-char="•">
        <style:list-level-properties text:space-before="0.5in" text:min-label-width="0.25in"/>
      </text:list-level-style-bullet>
      <text:list-level-style-bullet text:level="3" loext:num-list-format="%3%" text:bullet-char="⁃">
        <style:list-level-properties text:space-before="0.75in" text:min-label-width="0.25in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itle">Recipe Ideas</text:p>
      <text:h text:style-name="Heading_20_1" text:outline-level="1">Valerie’s Guacamole</text:h>
      <text:list xml:id="list3386864768" text:style-name="L1">
        <text:list-item>
          <text:p text:style-name="P28">Ripe Avocados</text:p>
        </text:list-item>
        <text:list-item>
          <text:p text:style-name="P28">Lemon</text:p>
        </text:list-item>
        <text:list-item>
          <text:p text:style-name="P28">Mayonnaise</text:p>
        </text:list-item>
        <text:list-item>
          <text:p text:style-name="P28">Salsa</text:p>
        </text:list-item>
        <text:list-item>
          <text:p text:style-name="P28">Salt</text:p>
        </text:list-item>
      </text:list>
      <text:h text:style-name="Heading_20_1" text:outline-level="1">Wet Burrito Blowout</text:h>
      <text:list xml:id="list804526101" text:style-name="List_20_1">
        <text:list-item>
          <text:list>
            <text:list-item>
              <text:list>
                <text:list-item>
                  <text:p text:style-name="P6">Tortillas</text:p>
                </text:list-item>
                <text:list-item>
                  <text:p text:style-name="P6">Beans</text:p>
                </text:list-item>
                <text:list-item>
                  <text:p text:style-name="P6">Veg</text:p>
                </text:list-item>
                <text:list-item>
                  <text:p text:style-name="P6">Cheese</text:p>
                </text:list-item>
                <text:list-item>
                  <text:p text:style-name="P6">Salsa</text:p>
                </text:list-item>
              </text:list>
            </text:list-item>
          </text:list>
        </text:list-item>
      </text:list>
      <text:h text:style-name="Heading_20_1" text:outline-level="1">Dad's Spaghetti </text:h>
      <text:list xml:id="list1733941597" text:style-name="L2">
        <text:list-item>
          <text:p text:style-name="P13">Plain Spaghetti </text:p>
        </text:list-item>
        <text:list-item>
          <text:p text:style-name="P13">Frozen Spinach </text:p>
        </text:list-item>
        <text:list-item>
          <text:p text:style-name="P13">Cottage Cheese </text:p>
        </text:list-item>
      </text:list>
      <text:h text:style-name="P4" text:outline-level="1">Singapore Salad </text:h>
      <text:list xml:id="list11306030318464" text:continue-numbering="true" text:style-name="L2">
        <text:list-item>
          <text:p text:style-name="P16">Parboiled potatoes beans, and cabbage. Boiled eggs and peanut sauce</text:p>
        </text:list-item>
        <text:list-item>
          <text:p text:style-name="P14">Manicotti </text:p>
        </text:list-item>
        <text:list-item>
          <text:p text:style-name="P14">Red Beans &amp; Rice </text:p>
        </text:list-item>
        <text:list-item>
          <text:p text:style-name="P14">Breaded Cod </text:p>
        </text:list-item>
      </text:list>
      <text:h text:style-name="Heading_20_1" text:outline-level="1">Champagne Chicken </text:h>
      <text:list xml:id="list3070295524" text:style-name="L3">
        <text:list-item>
          <text:p text:style-name="P26">Chicken</text:p>
        </text:list-item>
      </text:list>
      <text:h text:style-name="Heading_20_1" text:outline-level="1">Pizza </text:h>
      <text:list xml:id="list981756265" text:style-name="L4">
        <text:list-item>
          <text:p text:style-name="P27">Pizza Dough</text:p>
        </text:list-item>
      </text:list>
      <text:h text:style-name="Heading_20_1" text:outline-level="1">Chile (Andrew's &amp; Colin's) </text:h>
      <text:h text:style-name="Heading_20_1" text:outline-level="1">Beans and Rice </text:h>
      <text:p text:style-name="Text_20_body"/>
      <text:p text:style-name="P3"/>
      <text:p text:style-name="P2">Added</text:p>
      <text:h text:style-name="P5" text:outline-level="1">Uncle Peter's Sweet Potato Pudding </text:h>
      <text:list xml:id="list11305336559453" text:continue-list="list11306030318464" text:style-name="L2">
        <text:list-item>
          <text:list>
            <text:list-item>
              <text:p text:style-name="P18">Ingredients</text:p>
              <text:list>
                <text:list-item>
                  <text:p text:style-name="P18">Sweet Potatoes or Yams- 2 Large</text:p>
                </text:list-item>
                <text:list-item>
                  <text:p text:style-name="P18">Creamed Corn- 1 can</text:p>
                </text:list-item>
                <text:list-item>
                  <text:p text:style-name="P18">Corn- 1 Can or 2 cups of fresh/frozen</text:p>
                </text:list-item>
                <text:list-item>
                  <text:p text:style-name="P18">Cream- 1/4- 1/2 cup- Can substitute full-fat coconut milk</text:p>
                </text:list-item>
                <text:list-item>
                  <text:p text:style-name="P18">Nutmeg- A pinch</text:p>
                </text:list-item>
                <text:list-item>
                  <text:p text:style-name="P18">Cayenne- A pinch</text:p>
                </text:list-item>
                <text:list-item>
                  <text:p text:style-name="P18">Salt – To taste</text:p>
                </text:list-item>
                <text:list-item>
                  <text:p text:style-name="P18">White Pepper- A pinch</text:p>
                </text:list-item>
                <text:list-item>
                  <text:p text:style-name="P18">Brown Sugar- 1 Tbsp</text:p>
                </text:list-item>
                <text:list-item>
                  <text:p text:style-name="P18">Bread crumbs - 1/2 cup</text:p>
                </text:list-item>
                <text:list-item>
                  <text:p text:style-name="P18">Butter- 2 Tbsp</text:p>
                </text:list-item>
              </text:list>
            </text:list-item>
            <text:list-item>
              <text:p text:style-name="P18">Instructions</text:p>
              <text:list>
                <text:list-item>
                  <text:p text:style-name="P18">Bake unpeeled Sweet potatoes at 375 for 1 hour</text:p>
                </text:list-item>
                <text:list-item>
                  <text:p text:style-name="P18">Remove from oven and peel skins</text:p>
                </text:list-item>
                <text:list-item>
                  <text:p text:style-name="P18">Chop sweet potatoes into 1 1-2 inch cubes and place in casserole dish</text:p>
                </text:list-item>
                <text:list-item>
                  <text:p text:style-name="P18">Drain canned corn, and add corn and creamed corn to dish</text:p>
                </text:list-item>
                <text:list-item>
                  <text:p text:style-name="P18">Add all remaining ingredients except breadcrumbs and butter.</text:p>
                </text:list-item>
                <text:list-item>
                  <text:p text:style-name="P18">Cover top with breadcrumbs and dot with butter.</text:p>
                </text:list-item>
                <text:list-item>
                  <text:p text:style-name="P18">Bake uncovered at 350 for 30 minutes</text:p>
                </text:list-item>
              </text:list>
            </text:list-item>
          </text:list>
        </text:list-item>
      </text:list>
      <text:h text:style-name="P5" text:outline-level="1">Baked Chicken </text:h>
      <text:list xml:id="list11305676217633" text:continue-numbering="true" text:style-name="L2">
        <text:list-item>
          <text:list>
            <text:list-item>
              <text:p text:style-name="P18">Ingredients</text:p>
              <text:list>
                <text:list-item>
                  <text:p text:style-name="P18">Whole chicken</text:p>
                </text:list-item>
                <text:list-item>
                  <text:p text:style-name="P18">Kosher salt- ¼ cup</text:p>
                </text:list-item>
                <text:list-item>
                  <text:p text:style-name="P18">Pepper-</text:p>
                </text:list-item>
                <text:list-item>
                  <text:p text:style-name="P18">Lemons- 2</text:p>
                </text:list-item>
                <text:list-item>
                  <text:p text:style-name="P19">Garlic- 6-8 cloves peeled</text:p>
                </text:list-item>
                <text:list-item>
                  <text:p text:style-name="P18">Rosemary- several sprigs or Thyme- on<text:span text:style-name="T2">e</text:span> sprig. </text:p>
                </text:list-item>
                <text:list-item>
                  <text:p text:style-name="P18">Butter 6 <text:span text:style-name="T2">T</text:span>bsp.</text:p>
                </text:list-item>
              </text:list>
            </text:list-item>
            <text:list-item>
              <text:p text:style-name="P18">Instructions</text:p>
              <text:list>
                <text:list-item>
                  <text:p text:style-name="P18">8 – 24 hours before baking <text:span text:style-name="T2">dry brine by </text:span>rub<text:span text:style-name="T2">bing</text:span> chicken with salt and pepper <text:span text:style-name="T2">under the </text:span>skin of the breast <text:span text:style-name="T2">and let sit covered in the fridge.</text:span></text:p>
                </text:list-item>
                <text:list-item>
                  <text:p text:style-name="P18"><text:span text:style-name="T2">Q</text:span>uarter lemons,<text:span text:style-name="T2"> peel garlic, and stuff in cavity of chicken along with the herb you are using.</text:span></text:p>
                </text:list-item>
                <text:list-item>
                  <text:p text:style-name="P19">Add seasoning under skin: Cut butter into cubes, smear some of the butter under the skin along with reserved herbs and slivered garlic cloves</text:p>
                </text:list-item>
                <text:list-item>
                  <text:p text:style-name="P19">Rub outside of the chicken with remaining butter and herbs.</text:p>
                </text:list-item>
                <text:list-item>
                  <text:p text:style-name="P19">Roast at 350 with aluminum foil tent for the first 30 minutes. Remove tent and cook for another 30-60 minutes, checking temperature with a meat thermometer.</text:p>
                </text:list-item>
              </text:list>
            </text:list-item>
          </text:list>
        </text:list-item>
      </text:list>
      <text:h text:style-name="P5" text:outline-level="1">Creamed Mushrooms </text:h>
      <text:list xml:id="list11305544396714" text:continue-numbering="true" text:style-name="L2">
        <text:list-item>
          <text:p text:style-name="P20">Ingredients</text:p>
          <text:list>
            <text:list-item>
              <text:p text:style-name="P20"><text:soft-page-break/>Minced Onion- 2 Tbsp.</text:p>
            </text:list-item>
            <text:list-item>
              <text:p text:style-name="P20">Butter- 2 Tbsp.</text:p>
            </text:list-item>
            <text:list-item>
              <text:p text:style-name="P21">Brandy- 1 Tbsp.</text:p>
            </text:list-item>
            <text:list-item>
              <text:p text:style-name="P21">Sherry- 1 Tbsp.</text:p>
            </text:list-item>
            <text:list-item>
              <text:p text:style-name="P20">Mushrooms- 1 to 2 pounds any fresh mushroom</text:p>
            </text:list-item>
            <text:list-item>
              <text:p text:style-name="P20">Cream- <text:span text:style-name="T4">1</text:span></text:p>
            </text:list-item>
            <text:list-item>
              <text:p text:style-name="P23">Flour- 1 Tbsp.</text:p>
            </text:list-item>
          </text:list>
        </text:list-item>
        <text:list-item>
          <text:p text:style-name="P20">Instructions</text:p>
        </text:list-item>
      </text:list>
      <text:list xml:id="list1529441825" text:style-name="L5">
        <text:list-item>
          <text:list>
            <text:list-item>
              <text:p text:style-name="P22"><text:span text:style-name="T3">M</text:span>elt butter in skillet, add onion, sa<text:span text:style-name="T3">u</text:span>te <text:span text:style-name="T3">u</text:span>ntil soft</text:p>
            </text:list-item>
            <text:list-item>
              <text:p text:style-name="P22"><text:span text:style-name="T3">A</text:span>dd quartered mushrooms <text:span text:style-name="T3">to the pan and </text:span>saute over high heat until moisture evaporates</text:p>
            </text:list-item>
            <text:list-item>
              <text:p text:style-name="P24">Sprinkle top with 1 <text:span text:style-name="T4">T</text:span>bsp. flour</text:p>
            </text:list-item>
            <text:list-item>
              <text:p text:style-name="P24">Add salt, pepper, and cream</text:p>
            </text:list-item>
            <text:list-item>
              <text:p text:style-name="P24"><text:span text:style-name="T4">S</text:span>immer briefly <text:span text:style-name="T4">and then a</text:span>dd brandy and sherry</text:p>
            </text:list-item>
            <text:list-item>
              <text:p text:style-name="P15"><text:span text:style-name="T3">Correct seasoning as needed </text:span><text:span text:style-name="T4">and serve</text:span></text:p>
            </text:list-item>
          </text:list>
        </text:list-item>
      </text:list>
      <text:h text:style-name="P5" text:outline-level="1">Pork Chops, Apples, &amp; Onions </text:h>
      <text:list xml:id="list11305428391699" text:continue-list="list11305544396714" text:style-name="L2">
        <text:list-item>
          <text:list>
            <text:list-item>
              <text:p text:style-name="P17">Ingredients</text:p>
              <text:list>
                <text:list-item>
                  <text:p text:style-name="P17">Pork chops- 2</text:p>
                </text:list-item>
                <text:list-item>
                  <text:p text:style-name="P17">Apples cut into wedges- 2</text:p>
                </text:list-item>
                <text:list-item>
                  <text:p text:style-name="P17">Onions- 1</text:p>
                </text:list-item>
                <text:list-item>
                  <text:p text:style-name="P17"><text:span text:style-name="T1">Apple </text:span>Cider- <text:span text:style-name="T1">½ -1 Cup</text:span></text:p>
                </text:list-item>
                <text:list-item>
                  <text:p text:style-name="P17">Salt and Pepper <text:span text:style-name="T1">to taste</text:span></text:p>
                </text:list-item>
                <text:list-item>
                  <text:p text:style-name="P25">Raisins (optional)</text:p>
                </text:list-item>
              </text:list>
            </text:list-item>
            <text:list-item>
              <text:p text:style-name="P17">Instructions</text:p>
              <text:list>
                <text:list-item>
                  <text:p text:style-name="P17">Season pork chops with salt and pepper.</text:p>
                </text:list-item>
                <text:list-item>
                  <text:p text:style-name="P17">Warm olive oil pan.</text:p>
                </text:list-item>
                <text:list-item>
                  <text:p text:style-name="P17">Brown pork chops on each side.</text:p>
                </text:list-item>
                <text:list-item>
                  <text:p text:style-name="P17">Add apples and onions, <text:span text:style-name="T1">and raisins if using.</text:span></text:p>
                </text:list-item>
                <text:list-item>
                  <text:p text:style-name="P17"><text:span text:style-name="T1">Add</text:span> apple cider and cover <text:span text:style-name="T1">pan.</text:span></text:p>
                </text:list-item>
                <text:list-item>
                  <text:p text:style-name="P17"><text:span text:style-name="T1">Cook until pork chops are to temp and</text:span> <text:span text:style-name="T1">a</text:span>pples are tender</text:p>
                </text:list-item>
              </text:list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" svg:font-family="Time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" fo:font-size="12pt" fo:language="en" fo:country="U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loext:opacity="100%" style:font-name="Times" fo:font-size="12pt" fo:language="en" fo:country="U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4.1$MacOSX_X86_64 LibreOffice_project/27d75539669ac387bb498e35313b970b7fe9c4f9</meta:generator>
    <dc:date>2022-01-17T01:13:03.733685000</dc:date>
    <meta:editing-duration>PT5H6M46S</meta:editing-duration>
    <meta:editing-cycles>20</meta:editing-cycles>
    <meta:document-statistic meta:table-count="0" meta:image-count="0" meta:object-count="0" meta:page-count="3" meta:paragraph-count="96" meta:word-count="542" meta:character-count="2731" meta:non-whitespace-character-count="2348"/>
  </office:meta>
</office:document-meta>
</file>